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TableColumn3" style:family="table-column">
      <style:table-column-properties style:column-width="3.225in"/>
    </style:style>
    <style:style style:name="TableColumn4" style:family="table-column">
      <style:table-column-properties style:column-width="3.225in"/>
    </style:style>
    <style:style style:name="Table2" style:family="table">
      <style:table-properties style:width="6.45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5" style:parent-style-name="Odlomakpopisa" style:list-style-name="LFO1" style:family="paragraph"/>
    <style:style style:name="P26" style:parent-style-name="Odlomakpopisa" style:list-style-name="LFO1" style:family="paragraph"/>
  </office:automatic-styles>
  <office:body>
    <office:text text:use-soft-page-breaks="true">
      <text:p text:style-name="P1">Zapisnik s razgovora/sastanka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um/vrijeme</text:p>
          </table:table-cell>
          <table:table-cell table:style-name="TableCell8">
            <text:p text:style-name="P9">22.3.2022.<text:s/>12:00 -14:00</text:p>
          </table:table-cell>
        </table:table-row>
        <table:table-row table:style-name="TableRow10">
          <table:table-cell table:style-name="TableCell11">
            <text:p text:style-name="P12">Mjesto održavanja</text:p>
          </table:table-cell>
          <table:table-cell table:style-name="TableCell13">
            <text:p text:style-name="P14">FER<text:s/>u Zagrebu</text:p>
          </table:table-cell>
        </table:table-row>
        <table:table-row table:style-name="TableRow15">
          <table:table-cell table:style-name="TableCell16">
            <text:p text:style-name="P17">Sazvao/pripremio</text:p>
          </table:table-cell>
          <table:table-cell table:style-name="TableCell18">
            <text:p text:style-name="P19">Matija Jugović</text:p>
          </table:table-cell>
        </table:table-row>
        <table:table-row table:style-name="TableRow20">
          <table:table-cell table:style-name="TableCell21">
            <text:p text:style-name="P22">Sudjelovali</text:p>
          </table:table-cell>
          <table:table-cell table:style-name="TableCell23">
            <text:p text:style-name="P24">Matija Jugović,<text:s/>Ivo Ivić</text:p>
          </table:table-cell>
        </table:table-row>
      </table:table>
      <text:p text:style-name="Normal"/>
      <text:list text:style-name="LFO1" text:continue-numbering="true">
        <text:list-item>
          <text:p text:style-name="P25">Sugovornik</text:p>
        </text:list-item>
      </text:list>
      <text:p text:style-name="Odlomakpopisa"/>
      <text:p text:style-name="Odlomakpopisa">Ivo Ivić, predstojnik udruge za zaštitu životinja Prijatelji životinja</text:p>
      <text:p text:style-name="Normal"/>
      <text:list text:style-name="LFO1" text:continue-numbering="true">
        <text:list-item>
          <text:p text:style-name="P26">Sadržaj</text:p>
        </text:list-item>
      </text:list>
      <text:p text:style-name="Odlomakpopisa"/>
      <text:p text:style-name="Odlomakpopisa">Na početku sastanka priča o dobrobiti životinja i kako treba napraviti sustav koji će omogućiti vrednovanje svake privatne osobe koja se bavi djelatnošću čuvanja, šetanja i kupanja kućnih ljubimaca. <text:s/>Osima toga potrebno je i navesti iznos koliko košta cijena za navedenu djelatnost, te kako bi bilo dobro da aplikacija na temelju lokacije ponudi pružatelje usluga u ovisnosti gdje se korisnik nalazi. Kakvo prijašnje iskustvo imaju navedeni pružatelji usluga. Osim toga od svakog pružatelja trebalo bi se moći pristupiti kontakt broju ili mailu. Odrediti koliko<text:s/>kućni ljubimac treba boraviti na čuvanju i navesti datum od kada do kada. Osim toga svaki pružatelj usluga treba na svom profilu navesti o koliko kućnih ljubimaca trenutno brine, navesti mjesto za čuvanje ljubimaca. Osim toga koje sve vrste kućnih ljubimaca odlučuje čuvati. Imali li vozačku dozvolu. Koja je njihova razina obrazovanja i s kojim jezicima barataju. Jesu li muškarac ili žena. Osim toga jesu li pušači ili ne pušači.<text:s/></text:p>
      <text:p text:style-name="Odlomakpopisa">Napraviti podjelu na<text:s/>privatne<text:s/>osobe koje čuvaju u kući ili stanovima ljubimce i na<text:s/>tvrtke koje se bave djelatnošću čuvanja. Napravit podjelu po županijama i gradovima. Napraviti da stranica ima funkcionalnost ocjene osobe koja se bavi čuvanjem i sankcioniranje osoba koje većina korisnika ocjeni kao loše. Svaki korisnik može ima na sebe registrirano nekoliko kućnih ljubimaca za koje u nekoliko klikova može pronaći smještaj.<text:s/>Radno vrijeme osobe koja čuva, dokumenti i potvrde ako posjeduju certifikate da su uzgajivači ili npr. veterinari.<text:s/></text:p>
      <text:p text:style-name="Odlomakpopisa">Osim toga treba kreirati i dio koji se odnosi na prijevoz kućnih ljubimaca(vrsta kućnih ljubimaca , udaljenost , honorar, opcije plaćanja, radno vrijeme, javni prijevoz ili privatno vozilo).<text:s/></text:p>
      <text:p text:style-name="Odlomakpopisa">Osim toga posjeduje li kućni ljubimac certifikat da je završio neki program socijalizacije zbog toga ako se agresivni pas da na čuvanje neiskusnoj osobi može doći do ozljeda.<text:s/>Zatim dodati mogućnosti sortiranja osoba koje se bave uslugama čuvanja po povratnoj ocjeni, cijeni, datumu postavljanja oglasa. Dodati mogućnost brisanja i osvježavanja i dodavanja novih kućnih ljubimaca za svakog korisnika koji želi ostaviti na čuvanje svog kućnog ljubimc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style:font-name="Calibri" style:font-name-asian="Calibri" style:font-name-complex="Times New Roman" fo:language="hr" fo:country="HR" fo:hyphenate="false"/>
    </style:style>
    <style:style style:name="Zadanifontodlomka" style:display-name="Zadani font odlomka" style:family="text"/>
    <style:style style:name="Odlomakpopisa" style:display-name="Odlomak popis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ija Jugović</meta:initial-creator>
    <dc:creator>Matija Jugović</dc:creator>
    <meta:creation-date>2022-03-26T21:21:00Z</meta:creation-date>
    <dc:date>2022-03-26T21:51:00Z</dc:date>
    <meta:template xlink:href="Normal.dotm" xlink:type="simple"/>
    <meta:editing-cycles>1</meta:editing-cycles>
    <meta:editing-duration>PT0S</meta:editing-duration>
    <meta:document-statistic meta:page-count="1" meta:paragraph-count="4" meta:word-count="365" meta:character-count="2444" meta:row-count="17" meta:non-whitespace-character-count="2083"/>
  </office:meta>
</office:document-meta>
</file>